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Bitstream Vera Sans Mono" svg:font-family="'Bitstream Vera Sans Mono'" style:font-family-generic="modern"/>
    <style:font-face style:name="Bitstream Charter" svg:font-family="'Bitstream Charter'" style:font-pitch="variable"/>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text-properties style:font-name="Bitstream Charter" fo:font-size="14pt" style:font-size-asian="14pt" style:font-size-complex="14pt"/>
    </style:style>
    <style:style style:name="P2" style:family="paragraph" style:parent-style-name="Standard">
      <style:paragraph-properties fo:margin-left="0in" fo:margin-right="0in" fo:line-height="200%" fo:text-indent="0.1957in" style:auto-text-indent="false"/>
      <style:text-properties style:font-name="Bitstream Charter" fo:font-size="14pt" style:font-size-asian="14pt" style:font-size-complex="14pt"/>
    </style:style>
    <style:style style:name="P3" style:family="paragraph" style:parent-style-name="WW-Preformatted_20_Text">
      <style:paragraph-properties fo:line-height="200%"/>
      <style:text-properties style:font-name="Bitstream Charter" fo:font-size="14pt" style:font-size-asian="14pt" style:font-size-complex="14pt"/>
    </style:style>
    <style:style style:name="P4" style:family="paragraph" style:parent-style-name="WW-Preformatted_20_Text">
      <style:paragraph-properties fo:line-height="200%"/>
      <style:text-properties style:font-name="Bitstream Charter" fo:font-size="14pt" fo:font-weight="bold" style:font-size-asian="14pt" style:font-weight-asian="bold" style:font-size-complex="14pt" style:font-weight-complex="bold"/>
    </style:style>
    <style:style style:name="P5" style:family="paragraph" style:parent-style-name="Standard">
      <style:paragraph-properties fo:margin-left="0in" fo:margin-right="0in" fo:line-height="200%" fo:text-indent="0.2083in" style:auto-text-indent="false"/>
      <style:text-properties style:font-name="Bitstream Charter" fo:font-size="14pt" style:font-size-asian="14pt" style:font-size-complex="14pt"/>
    </style:style>
    <style:style style:name="P6" style:family="paragraph" style:parent-style-name="Standard">
      <style:paragraph-properties fo:margin-left="0in" fo:margin-right="0in" fo:line-height="200%" fo:text-indent="0.2083in" style:auto-text-indent="false"/>
      <style:text-properties style:font-name="Bitstream Charter" fo:font-size="14pt" fo:font-style="normal" style:font-size-asian="14pt" style:font-style-asian="normal" style:font-size-complex="14pt" style:font-style-complex="normal"/>
    </style:style>
    <style:style style:name="P7" style:family="paragraph" style:parent-style-name="Standard">
      <style:paragraph-properties fo:margin-left="0in" fo:margin-right="0in" fo:line-height="200%" fo:text-indent="0.2083in" style:auto-text-indent="false"/>
    </style:style>
    <style:style style:name="P8" style:family="paragraph" style:parent-style-name="WW-Preformatted_20_Text">
      <style:paragraph-properties fo:margin-left="0in" fo:margin-right="0in" fo:line-height="200%" fo:text-indent="0.2083in" style:auto-text-indent="false"/>
      <style:text-properties style:font-name="Bitstream Charter" fo:font-size="14pt" style:font-size-asian="14pt" style:font-size-complex="14pt"/>
    </style:style>
    <style:style style:name="P9" style:family="paragraph" style:parent-style-name="WW-Preformatted_20_Text">
      <style:paragraph-properties fo:margin-left="0in" fo:margin-right="0in" fo:line-height="200%" fo:text-indent="0.2in" style:auto-text-indent="false"/>
      <style:text-properties style:font-name="Bitstream Charter" fo:font-size="14pt" style:font-size-asian="14pt" style:font-size-complex="14pt"/>
    </style:style>
    <style:style style:name="P10" style:family="paragraph" style:parent-style-name="WW-Preformatted_20_Text">
      <style:paragraph-properties fo:margin-left="0in" fo:margin-right="0in" fo:line-height="200%" fo:text-indent="0.2in" style:auto-text-indent="false"/>
      <style:text-properties style:font-name="Bitstream Charter" fo:font-size="14pt" fo:font-style="normal" style:font-size-asian="14pt" style:font-style-asian="normal" style:font-size-complex="14pt" style:font-style-complex="normal"/>
    </style:style>
    <style:style style:name="P11" style:family="paragraph" style:parent-style-name="WW-Preformatted_20_Text">
      <style:paragraph-properties fo:margin-left="0in" fo:margin-right="0in" fo:line-height="200%" fo:text-indent="0.2098in" style:auto-text-indent="false"/>
      <style:text-properties style:font-name="Bitstream Charter"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Bitstream Charter"/>
    </style:style>
    <style:style style:name="T4" style:family="text">
      <style:text-properties style:font-name="Bitstream Charter" fo:font-size="14pt" fo:font-style="normal" style:font-size-asian="14pt" style:font-style-asian="normal" style:font-size-complex="14pt" style:font-style-complex="normal"/>
    </style:style>
    <style:style style:name="T5" style:family="text">
      <style:text-properties style:font-name="Bitstream Charter"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What is Trying Times? It is an essay written after the Battle of Sleeping River, intended to justify an expansion of the powers of the Witch Hunters. The author was Asako Toshiro, an Asako Inquisitor. He was a courtier trained as a lawyer who would represent Witch Hunters in Imperial Court and abroad when necessary.</text:p>
      <text:p text:style-name="P2">Toshiro's main message is that constant vigilance is necessary to preserve security. To effectively make this argument, Toshiro must demonstrate a clear threat to security. He must demonstrate that it must be challenged proactively rather than reactively. He must also argue that the Emerald Magistrates are insufficient to the task. His biggest contribution is the synthesis of a theory of inevitable recurrence of disastrous threats from the Shadowlands and maho, from the history of the past two hundred years.</text:p>
      <text:p text:style-name="P2">The bulk of the text is a historical account of the Battle of Stolen Graves in 510, the formation of the Witch Hunters and Asako Inquisitors in its wake, the invasion of the Maw in 716, and the Battle of Sleeping River in 750. These are events which are well documented in other histories, but never before had they been presented together as a demonstration of the tangible and ever-present threat of the Shadowlands and maho to the <text:soft-page-break/>security of the Empire. The invasion of the Maw had shaken the Empire's confidence somewhat in its security from the Shadowlands, but the victory of the Battle of the Cresting Wave and the subsequent construction of the Kaiu Wall had restored that confidence twofold. The Crab boasted that even the greatest threat to date had proved insufficient, and that they had only become stronger. Toshiro wished to demonstrate that the kind of threat previously envisioned, that of a massive land war by demons or undead, was the lesser threat compared to the threat of lurking Bloodspeakers, whom he portrayed as playing a significant role in the loss of Hiruma Castle as well as in the battles with Iuchiban.</text:p>
      <text:p text:style-name="P1"/>
      <text:p text:style-name="P1"/>
      <text:p text:style-name="P3">========================================</text:p>
      <text:p text:style-name="P4">TRYING TIMES</text:p>
      <text:p text:style-name="P3">BY ASAKO NO YAMANOSE TOSHIRO</text:p>
      <text:p text:style-name="P3">========================================</text:p>
      <text:p text:style-name="P1"/>
      <text:p text:style-name="P5">Although maho was made illegal after the founding of the Empire, it is unfortunately the case that some of the subjects of the Hantei continue to <text:soft-page-break/>practice unclean maho. The cult of maho has survived since the foundation of the Empire in secret covens. In the past, these covens were forced to hide in the deep countryside, far from the eyes of samurai and monks who could detect them by the visible and grotesque signs of the Taint. However, in the past two hundred forty years, the cult of Bloodspeakers, tsukai who can conceal the outward signs of the Taint, has spread throughout the eight corners of the Empire. Since they are not easily detected, Bloodspeakers are able to live and practice maho even in the towns, cities, and capitals of Rokugan, under the noses of the ablest samurai magistrates. This has put them in a position to exploit the murder rate of urban centers to conceal their sacrifices, and has given them more opportunities to take the names of prominent merchants and samurai, whose names are stronger than those of peasants in remote villages.</text:p>
      <text:p text:style-name="P5">As our recent trying times have demonstrated, the ability of Bloodspeakers to live alongside virtuous men has seriously undermined the security of Rokugan and the sanctity of the Emperor's laws. Standard investigative techniques and accepted legal precedents have proven insufficient to the task of rooting out and destroying this great evil. A new approach is required; the security of the Empire requires it.</text:p>
      <text:p text:style-name="P5"><text:soft-page-break/></text:p>
      <text:p text:style-name="P5">Tsukai are generally peasants and hinin, dissatisfied with their place in the Celestial Order, who seek to become powerful by using dark magic and raising armies of monsters. They are a blight on the countryside and have caused great damage to villages and towns with their monstrous servants, who have only recently acted as an organized movement against the Empire. Historically they were isolated incidents of impurity and depravity, suppressed immediately by Imperial law to prevent the further spread of corruption, but posing no genuine danger to public safety.</text:p>
      <text:p text:style-name="P5">The year 400 was the first time that maho would threaten the Empire on a large scale. The Snake Clan was enslaved by a powerful demon called the Shuten Doji, which could enslave anyone who listened to its voice. Under its influence, the entire Clan practiced wicked maho. Dragon's Heart Plain was clotted thick with the blood of peasants and merchants sacrificed in the name of Fu Leng, and the samurai who ruled the lands were blighted and twisted by the Taint. In response, the Phoenix Clan marched against the Snake Clan and slaughtered every man, woman, and child in the Clan in a five-night policing action. This incident is referred to as the Five Nights of Shame. Although the entire Empire was shocked and appalled by such a <text:soft-page-break/>ruthless action by the Phoenix Clan, the decision of the Phoenix Clan is generally considered just by historians, and the Hantei did not censure the Phoenix Clan for their actions. This approval reflects the recognition by the wisest statesmen and scholars in the Empire: the cancerous evil of maho cannot be allowed to fester within Rokugan where the sun shines bright. Inaction by the Phoenix Clan would have resulted in even worse losses, which would unfortunately be seen in later incidents.</text:p>
      <text:p text:style-name="P5"/>
      <text:p text:style-name="P5">The first organized rebellion of maho-tsukai was in 510, when the Bloodspeakers led by Iuchiban defied the divine reign of the Hantei in the Battle of Stolen Graves. The words “maho-tsukai” and “Bloodspeaker” often are used interchangeably, which is incorrect. Originally, the difference between them was that Bloodspeakers were the followers of Iuchiban and had the specific goal of overthrowing the line of Hantei and the Celestial Order and destroying the Emerald Empire. What made them particularly dangerous was their ability to conceal the Taint, which other tsukai lack. Today, the distinction between a Bloodspeaker and other tsukai is that Bloodspeakers are able to conceal the Taint. Both are criminals who reject the Celestial Order and must be destroyed.</text:p>
      <text:p text:style-name="P5"><text:soft-page-break/>Iuchiban, the younger brother of the reigning Hantei, was an influential and powerful official in the Imperial Court in Otosan Uchi. He found research on blood magic written by a mad Kuni shugenja, and carefully studied the text in private. He craved the power that the Fortunes had fated his elder brother should have, and sought to gain it by maho. Because he was so powerful, he could abuse his high position to acquire servants and minor courtiers as sacrifices and take their names, and because he was descended from the esteemed lineage of Hantei, he could use his own powerful name to summon strong oni. He also entertained strange guests from faraway lands, including heartless khadi sorcerers from Amijdal, who are believed to have taught him their own foreign witchcraft. Iuchiban cultivated relationships with people who would become his Bloodspeakers, including the gifted shugenja Asahina Yajinden, his lieutenant and the maker of the four Bloodswords. Iuchiban's secret blasphemies continued unnoticed for years, but the magistrates Soshi Takasaho and Akodo Minobe noticed the disappearances in the Imperial Household and feared the worst. They investigated the disappearances at great risk to themselves. In 510, they discovered the horrific secret of Iuchiban. The sorcerer was forced to act immediately.</text:p>
      <text:p text:style-name="P5"><text:soft-page-break/>Iuchiban and his Bloodspeakers used evil magic to raise the honored dead interred in the Imperial Graveyard. An army of zombies and fearsome revenants emerged from the remains of the heroes and Emperors of Rokugan, and turned against Otosan Uchi. The army of undead was fighting uphill against a united force of Lion and Crane bushi augmented by Phoenix shugenja, and they were eventually driven downhill to the temple where Iuchiban was fortified, although they suffered great casualties. Akodo Minobe stabbed Iuchiban through the heart, but the sorcerer did not die. He was dismembered and cremated alive, his ashes scattered in numerous secret places.</text:p>
      <text:p text:style-name="P5">Although the rebellion was suppressed, there were still Bloodspeakers spreading their evil knowledge throughout the Empire. Because they were harder to detect than normal tsukai, they represented a serious threat to the peace and safety of Rokugan. Therefore the Hantei ordered the Kuni, who are of all his subjects the most familiar with the Taint, to train a special group of magistrates called Tsukai-sagasu (Witch Hunters), who would be able to distinguish between magic and the Taint, detect the presence of the Taint without relying on visible signs, and ignore the Tainted attacks of Shadowlands monsters. Although grim and fearsome, their task is vital to <text:soft-page-break/>the Empire, and Kuni Witch Hunters fill their role with the seriousness and conviction it requires.</text:p>
      <text:p text:style-name="P5">(Sources: <text:span text:style-name="T1">Way of the Crab </text:span><text:span text:style-name="T2">29-31, </text:span><text:span text:style-name="T1">Way of the Lion</text:span><text:span text:style-name="T2"> 107, </text:span><text:span text:style-name="T1">Way of the Phoenix</text:span><text:span text:style-name="T2"> 40, </text:span><text:span text:style-name="T1">Winter Court: Kyuden Kakita </text:span><text:span text:style-name="T2">93, </text:span><text:span text:style-name="T1">Winter Court: Kyuden Seppun</text:span><text:span text:style-name="T2"> 33-34, </text:span><text:span text:style-name="T1">Way of the Shadowlands</text:span><text:span text:style-name="T2"> 23-90.)</text:span></text:p>
      <text:p text:style-name="P5"/>
      <text:p text:style-name="P5">The formation of the Witch Hunters created a legal debate of national scope in Otosan Uchi. The debate with the Phoenix was largely political: the Phoenix Clan had filled the office of Jade Champion since the first war with Fu Leng. This office, which was mostly intended to investigate suspected tsukai, was entrusted to the Phoenix Clan because shugenja have the ability to detect Taint in tsukai without Bloodspeaker techniques, and they alone had enough shugenja to spare for the task. The Jade Champion held jurisdiction over all matters related to fighting the Shadowlands within Rokugan, so the formation of the Witch Hunters stripped the Phoenix of their rightful duties. Since the danger posed by tsukai had previously been minimal, the office of Jade Champion was too small to handle the new problem of Bloodspeakers. The original office of the Jade Champion was abolished, to be replaced by the Asako Inquisitors, a corps of lawyers and <text:soft-page-break/>diplomats who would represent the Kuni Witch Hunters in Imperial court, and the Kuni Witch Hunters, who would serve in the magisterial capacity once satisfied by Jade Magistrates.</text:p>
      <text:p text:style-name="P5">The second, larger debate was between the Crab, the Imperial Household, and representatives of the Clans who were concerned by the expansion of Imperial police powers. Part One, Sections Three and Five, of the Charter of the Emerald Magistrate assign jurisdiction over “Shadowlands Incursions” and “Organized Blasphemy” to the Emerald Magistrates. Bloodspeakers by definition fall under both sections. The Emerald Champion initially argued – quietly, in Imperial Court – that the creation of the Witch Hunters created too much overlap and conflict between their jurisdictions, which would impede the efficient and consistent application of Imperial justice. The Emperor was not swayed by the Emerald Champion's concerns, and hence the Champion dropped his concerns and defended the Emperor's side in the debate. However, politicians from the Clans picked up his argument for their own purposes.</text:p>
      <text:p text:style-name="P5">Politicians from the Crane and Scorpion Clans had different concerns in mind: they were politically very powerful at the time, and feared that the Witch Hunters would be abused by the Emperor to reassert his power. <text:soft-page-break/>Privately they argued this amongst themselves to garner support. Publicly, they made three main arguments. In addition to taking up the Emerald Champion's original objections, they argued that the Witch Hunters would waste Imperial money by embezzling their funds, and that Witch Hunters would violate the precedent that daimyo have the final say in the day-to-day ruling of their domains.</text:p>
      <text:p text:style-name="P5">The argument over conflicts with the Emerald Charter was not without merit. Creating overlapping jurisdictions invites the marring of Imperial justice by petty political interests of competing magistrates from different Houses. It also invites potentially lethal duels between experienced magistrates, which is bad for the Empire. Further, it creates opportunities for contradicting or poorly constructed interpretations of the law, which can lead to lawlessness through the confusion of the subjects of the Emperor as to what the law means.</text:p>
      <text:p text:style-name="P5">Concern over embezzlement of funds by Witch Hunters was empty rhetoric. Samurai houses routinely take advantage of high government posts, including magisterial posts, for additional income. Similar pocketing of extra funds by Witch Hunters would be no departure from accepted practices. Nevertheless, Crane and Scorpion politicians used this argument <text:soft-page-break/>to win over Dragon and Lion politicians. The Dragon and Lion held a conservative, insular stance at that time, which made them indifferent to the potential abuses of the Witch Hunters, but they were still concerned about the potential for corruption.</text:p>
      <text:p text:style-name="P5">The last argument of the three was a clever scheme by the opponents of the Witch Hunters. They based it mainly on a ruling by an an Emerald Magistrate concerning a contract between a merchant house and the daimyo as part of the settlement of a tax evasion case. The daimyo objected to the decision on the grounds that the ruling on the contract intruded improperly into the day-to-day business of his domain, and the magistrate's ruling concerning the contract was retracted. The politicians argued that this precedent bound the proposed Witch Hunters because their investigations to find Bloodspeakers would necessarily involve the investigation of many heimin, since Bloodspeakers are so difficult to find. This made local magistrates, working in conjunction with an Emerald Magistrate, the ideal investigators in such a case, to avoid violating the legal authority of the daimyo. They also cited Part Three, Sections One and Two, of the Charter of the Emerald Magistrate, “Incidental Law Enforcement” and “Problems of Limited Scope,” which have been accepted as precedents for <text:soft-page-break/>limiting the use of Imperial police in matters of local concern.</text:p>
      <text:p text:style-name="P6">Political opposition proved insufficient to convince Imperial Court that Witch Hunters were unneeded. Concerns about conflicting jurisdictions were deflected by comparison to existing overlap and conflict between Emerald Magistrates and local magistrates. Conflicts would be resolved in the same fashion as they already were: by local and Imperial lawyers, and by sincerity, justice, and honor among Witch Hunters comparable to those virtues required of Emerald Magistrates. No local daimyo, it was argued, would deny a magistrate his rightful duty to investigate an insurrection by witches in his domain. It was further argued that Part Four, Section Six of the Charter of the Emerald Magistrates, “Authority to Imperial Levy,” described exactly the authority and duty of Emerald Magistrates to call for the appropriate assistance of Witch Hunters in dealing with a threat too large or unusual for their normal resources.</text:p>
      <text:p text:style-name="P6">Dragon and Lion moralists were easily persuaded that the Witch Hunters would not be another example of governmental “corruption.” It was announced that the proposed Witch Hunters would take a vow of poverty. This proposal, unprecedented and since then unrepeated, appealed to the Dragon based on the analogy to Togashi ise zumi and Shinseist monks <text:soft-page-break/>whose mission of teaching the Tao takes precedence over personal interests, and to the Lion by the ideal that bushi placed their duty before their personal interests. It also silenced predictions of embezzlement by Crane and Scorpion politicians.</text:p>
      <text:p text:style-name="P7"><text:span text:style-name="T4">The last argument, concerning the legal authority of daimyo, </text:span><text:span text:style-name="T5">did garner some support among many legal scholars. Legal precedents are not violated or discarded lightly, since they are viewed with the same regard as the laws themselves. However, Imperial Court concluded that local magistrates were insufficient to slow the spread of Bloodspeakers. Iuchiban himself evaded the notice of almost all the magistrates in Otosan Uchi, and was only caught by the extraordinary efforts of determined magistrates who were willing to shoulder the political consequences of their actions. The priorities of local magistrates and Emerald Magistrates are well-ordered for preserving local stability and dealing with ordinary crimes, but they are necessarily too mindful of appearances to investigate with the rigor necessary to find and capture Bloodspeaker covens. In addition, ordinary magistrates lack the skills needed to overcome a Bloodspeaker's ability to hide the signs of Taint, and the skill is too demanding to be taught to local magistrates across the Empire. In the face of such obvious necessity, argument based on a daimyo's </text:span><text:soft-page-break/><text:span text:style-name="T5">authority over contract law in his domain was transparently contrived. To sway some legal scholars concerned about the application of Imperial police to large numbers of local heimin, the need to do so under Article One, Section Six of the Emerald Charter, “Civil Disorder and General Lawlessness” was cited: where insurrection and rebellion against the Celestial Order are concerned, the Imperial police are necessarily involved.</text:span></text:p>
      <text:p text:style-name="P5">Against stubborn opposition, the Hantei, backed by the Imperial Families, the Crab, the Dragon, the Lion, and the Phoenix, ordered the formation of the Asako Inquisitors and the Kuni Witch Hunters. The question of how the new groups would be funded was taken up. The Inquisitors, as lawyers and diplomats representing the Imperial government, would obviously be funded by Imperial tax money. The Imperial government wanted to have the Clans pay for operations by the Witch Hunters as well, whenever they investigated Bloodspeakers in Clan domains. The Clans argued that the operations of the Witch Hunters fell under the category of duties performed by the Imperial government in exchange for the fealty of the Clan daimyo, and that hence they should not have to fund them themselves. The latter view proved dominant, and so the Witch Hunters were to be funded by Imperial tax monies, with the understanding that unusual large-scale <text:soft-page-break/>operations and the payment of troops commandeered to support Bloodspeaker suppression missions would be paid for by the Clan governments.</text:p>
      <text:p text:style-name="P5"/>
      <text:p text:style-name="P5">Although the office of the Inquisitors was a matter of little controversy, the Witch Hunters remained controversial, and definition of their exact powers and authority was a matter undertaken with great care. The Charter of the Kuni Witch Hunters was modelled after the Emerald Charter. Their jurisdiction would be limited to Shadowlands Incursions and Organized Blasphemy, and their duties would be totally restricted to the application of Imperial law to those jurisdictions. They were also permitted to maintain a fortress where they could imprison captured Bloodspeakers and secure dangerous texts and artifacts used in maho. They would be limited by all the restrictions of Article Three of the Emerald Charter, and would further be required to take a vow of poverty. They would be granted all the powers of Article Four of the Emerald Charter, with the exception of “Authority of Travel Authorization.” Notably, Witch Hunters are empowered to single-handedly issue valid Orders of Appearance for persons of higher social station. They may only do this, however, for crimes pertaining directly to <text:soft-page-break/>Organized Blasphemy.</text:p>
      <text:p text:style-name="P7"><text:span text:style-name="T5">The powers established for the Witch Hunters differed little from those of Emerald Magistrates, whose role in society remains unchallenged. <text:s/>Their only advantage is stronger powers to arrest highly placed officials, and the struggle of Takasaho and Minobe was a clear demonstration of their need for this power. But even though the powers of Witch Hunters were not that exceptional, they would be challenged in the near future.</text:span></text:p>
      <text:p text:style-name="P5"/>
      <text:p text:style-name="P5"/>
      <text:p text:style-name="P5"><text:span text:style-name="T3">In the late sixth and early seventh century, unfortunate events transpired that seriously tarnished the honor of the Witch </text:span>Hunters. Previous to the reign of Hantei XVI, the tyrannical “Steel Chrysanthemum” Okuchio, the most powerful faction in Rokugani government was an alliance of Scorpion, Phoenix, and Crane politicians, called the Gozoku. Hantei XVI brutally wrested power away from them by heavy-handed use of the Imperial Legions, vicious politics, and cruelly harsh punishments. One of his methods was the abuse of the Witch Hunters against daimyo who displeased him.</text:p>
      <text:p text:style-name="P5">The Witch Hunters have never been easily manipulated to political ends, even during this period. Hantei XVI attempted to blatantly abuse the Witch <text:soft-page-break/>Hunters by ordering Kuni Agete to interrogate a Crane courtier as a suspected Bloodspeaker. Agete, realizing that he was a tool of the Emperor's politics, protested, but the Emperor was adamant. Agete proceeded to the courtier's residence with a full compliment of guards, read his orders in their entirety, and committed seppuku on the spot. After this incident, the Emperor realized that the Witch Hunters were too honorable to be made to violate their mission or its limits, and that more indirect avenues would be necessary.</text:p>
      <text:p text:style-name="P5">Instead, he ordered the Witch Hunters to investigate powerful merchant families in the domains of Houses who were not prominent enemies of his policies, but who were balking at obeying his more outrageous directives. In particular, he targeted merchants whose affairs were more suspicious or who were likely to have a high turnover rate of guards and servants, and he sent Witch Hunters who were unusually zealous in the fulfillment of their duties. Although merchants are less likely than other, poorer heimin to become Bloodspeakers, cases do occur, and they are far more likely to turn to maho than samurai politicians. The Witch Hunters remained ignorant of their abuse by the Emperor until the ugly end of his reign, partly because their role in persecuting merchants had paled in comparison to many of the <text:soft-page-break/>other tactics of the Steel Chrysanthemum.</text:p>
      <text:p text:style-name="P5">The complicity of Witch Hunters, however unwitting, in Hantei XVI's tyranny was a subject of great concern throughout the Empire upon the ascension of the young Hantei XVII. The new Chancellor, Seppun Hanako, drafted a legal reform, the Articles of Heaven, that was intended to prevent future abuses of Imperial Law similar to those by Hantei XVI. Among the provisions was one aimed at the Witch Hunters: their authority to produce valid Orders of Appearance without the endorsement of a local official was stripped, and limits were imposed on their Authority to Question, restricting the means by which heimin could be interrogated.</text:p>
      <text:p text:style-name="P6">Although the reign of Hantei XVI proved that there was some need for legal reforms, especially concerning the use of Imperial Legions, limitations imposed on the Witch Hunters were an unwise, shortsighted action that the Empire would later regret. The head of the Witch Hunters, Kuni Narihida, spoke out against the reforms, predicting that they would later lead to far worse bloodshed in the Empire in the form of rampant Bloodspeakers, but he was in political disgrace at the time over his organization's role in Hantei XVI's reign. His protests were ignored, and the Articles of Heaven became law.</text:p>
      <text:p text:style-name="P6"><text:soft-page-break/>(Source: <text:span text:style-name="T1">Winter Court: Kyuden Asako </text:span>24)</text:p>
      <text:p text:style-name="P8"/>
      <text:p text:style-name="P3">THE MAW</text:p>
      <text:p text:style-name="P9">The Crab Clan was invaded by a major Shadowlands force led by an oni called the Maw in 716. The Maw overran the original wall built by the Crab, and the Kaiu Wall was built during the Battle of the Cresting Wave.</text:p>
      <text:p text:style-name="P9"/>
      <text:p text:style-name="P9">The Crab had always stood as a bulwark against the Shadowlands, but in the year 716 came a threat even they were powerless against. A mighty Oni calling itself the “Maw” had raised an army unseen since the days of Fu Leng. This was no band of goblins or lurching undead; it was a thousand monstrosities, each one more hideous than the last. They moved and struck as with one mind, directed with supernatural precision by their unspeakable general. They overwhelmed the Crab ramparts and struck deep into Clan territory. Entire villages were wiped out, their occupants transformed into ghastly caricatures that marched alongside the invaders. The landscape was razed and twisted, its soul corrupted by the unclean beings which stalked upon it.</text:p>
      <text:p text:style-name="P9">The Crab army, its defenses overwhelmed, retreated to Hiruma castle and <text:soft-page-break/>prepared for a siege. The castle had stood as a hard point in the Crab defenses, and had resisted Shadowlands invasions for almost six hundred years. If there was any place to hoold the line, it was here. Their enemy, however, had counted on that, and launched a terrible plan to sunder the Hiruma walls. Utilizing secret Earth magics and sacrificing the essence of dozens of oni, the army spirited a contingent of the most bloodthirsty demons beneath the walls of the castle. Their rampage was bloody and terrible, and even though the defenders eventually prevailed, the damage had been done. When the Shadowlands army arrived, they found the walls ruptured and undermanned. It was child's play to bring the ancestral home of the Hiruma crashing down. The fires from the sundered castle spat black smoke into the sky for miles around, searing the hearts of those Crab who managed to flee.</text:p>
      <text:p text:style-name="P9">The Kuni school of magic, located in the heart of a vast rolling plain, was next. Its teachers and students had abandoned the place before the army could reach it, taking its library and wealth of knowledge with them. But before they left, they planted a series of traps – both magical and mundane – to slow the invaders' advance. More than a few Oni lost their lives in the twisting corridors of that place, but in the end it made little difference. The <text:soft-page-break/>very foundations were torn asunder, leaving nothing to indicate the school had ever existed.</text:p>
      <text:p text:style-name="P9">Now, the great Hida fortress was all that stood between the Shadowlands and the whole of Rokugan. The Clan Champion, Hida Banuken, convened a hasty meeting of the daimyo to decide on a course of action. With two lines of defenses already breached, there was little hope of establishing a bulwark. The Shadowlands army could cross the Saido River and outflank the castle, starving it out before striking at the rest of Rokugan. Many plans were suggested, but they all required time to prepare. The Maw's army was less than two days away.</text:p>
      <text:p text:style-name="P9">Finally, a quiet voice begged permission to speak. It was Kuni Osaku, a revered teacher at the shugenja school. Though only twenty-one, she had demonstrated more power than shugenja twice her age.</text:p>
      <text:p text:style-name="P9">“How long will it take you to erect defenses along the Saigo River?” she asked.</text:p>
      <text:p text:style-name="P9">Banuken considered carefully. “Sixty days, perhaps a little more.”</text:p>
      <text:p text:style-name="P9">“I will give you that time,” she said simply.</text:p>
      <text:p text:style-name="P9">The next day, as dawn approached, Osaku climbed to the highest tower in the castle. From there, she saw the mouth of the Saigo River opening into <text:soft-page-break/>the Sakana Wan Bay. Kneeling, she drew a series of mystic runes into the floor, then produced a very old and weather-worn scroll. Whispering a prayer to the Seven Fortunes, she began the spell.</text:p>
      <text:p text:style-name="P9">The Shadowlands army moved like a hurricane across the landscape, devouring the distance between them and the river. The Crab army was marching impossibly thin along the other side, a twig ready to snap at the slightest breeze. The first Oni waded into the river, their lips slavering in anticipation. The samurai clutched their weapons and steeled their spines, determined to sell their lives as dearly as possible. Then Osaku's spell reached its climax.</text:p>
      <text:p text:style-name="P9">Standing atop the tower, her words had become a torrent. She spoke with the power of thunder and the roar of the tides. Her very being seemed to focus towards the river, channeling unspeakable energies towards its shimmering surface. And then, her roards were drowned out by a far greater one – a tsunami approaching from the bay.</text:p>
      <text:p text:style-name="P9">The tidal wave swept up the riverbed and along its path, turning calm waters into a boiling cauldron. Awkwardly at first, then with increasing vigor, the river reversed its course, flowing upstream with power and fury. The tsunami added its weight to the push, throwing back hundreds of years <text:soft-page-break/>of natural progress in a single minute. The Oni had reached the midpoint of the river when a thousand tons of water crashed down on them. Most were destroyed by the sheer weight of the tsunami; the strongest were swept far upstream to be crushed and drowned against the rocks. The other Oni howled in anguish as they watched their brethren carried away, but the crest did not diminish. Indeed it seemed to swell with each moment, becoming rougher and more frenzied. Strangely, the flimy Crab defenses were untouched by the water; they never felt so much as a drop.</text:p>
      <text:p text:style-name="P9">Banuken climbed to the tower to see what the shugenja had wrought. She had not moved from where she stodd, her voice echoing the roar of the river far below. Her younger brother, Hohiro, knelt nearby, gazing reverently at his sister's form. He turned as Banuken approached, his eyes damp with sorrow.</text:p>
      <text:p text:style-name="P9">“Every time the son rises, she will age one year,” he whispered. “You have your sixty days, my Lord.”</text:p>
      <text:p text:style-name="P9">Banuken did not waste an instant. He charged down from the tower, shouting for the daimyo to attend him immediately. Within the hour, their course of action was set. Every peasant and nobleman, every soldier and merchant, every geisha, housewife and samurai-ko capable of work was <text:soft-page-break/>brought to the shore of the river. Farms were abandoned, towns left empty. No one could be spared for mundane activities. All that summer, the Crab lands beyond the river lay silent. Favors were called in from the Crane and the Scorpion to provide food and supplies, and a hideous vengeance was promised against any who would take advantage of their vulnerability.</text:p>
      <text:p text:style-name="P9">The assembled populace set to work, building a wall that no enemy could breach. Stones were laid into the shore of the Saigo, linking the thin sprinkling of outposts into a solid line. Shugenja bound the foundation with mighty magic, calling upon the Earth itself to hold it firm. Battlements and ramparts arose with inhuman speed, as a desparate combination of magic, engineering, and manpower accomplished in days what might have taken years. The fractured Crab army reassembled itself, their ranks swollen by the Lion and Dragon soldiers who came to defend the Empire. And as the wall grew higher, battle plans were laid.</text:p>
      <text:p text:style-name="P9">Spring stretched into summer. Each day, Osaku weakened a little more, every sunset claiming another year of her life. Her radiant face soon became creased with wrinkles, her black hair fading to gray, then white. But still she shouted, still her unspeakable roar guided the swollen riverbed on its course. The Oni army was powerless to cross it, their hideous ranks held at <text:soft-page-break/>bay by the wall of water. But it could not last forever; with an inhuman patience, the Maw waited for the river to subside.</text:p>
      <text:p text:style-name="P9">Seventy-three days after beginning the spell, Osaku spent the last of her being. Her decrepit body, depleted of its last remaining energy, pitched forward as her hoarse voice at last fell silent. Her brother, standing vigil, cradled her in his arms. Sorrow and pride in equal amounts imprinted his face, and as he stroked the last of her snowy hair, he saw what the Oni had been waiting for: the river below began to subside.</text:p>
      <text:p text:style-name="P9">From far away the Maw had heard the shugenja's death rattle, and ordered his army to advance. The river crested and fell, the rushing waters first stilling, then receding to nothing. As one, the Oni launched themselves into the breach, charging across the draining riverbed to claim their long-denied prize. They found the Crab ready for them.</text:p>
      <text:p text:style-name="P9">The stone walls stretched high, anchored in the living rock of the earth itself. Samurai and bushi stood on the ramparts, a thousand soldiers ready to hold the line.As the Oni threw themselves against the wall, ballistae loosed their missiles at the horde. Boiling tar poured down upon them while great balls of pitch launched from Kaiu catapults. Magic flashed through the sky as the Kuni shugenja cast their terrible spells. And still the <text:soft-page-break/>Oni pressed on. Inhuman claws gouged at the great stones. Gibbering flying things tried to clear the battlements. A gruesome tower of living, the dead, and the dying scaled the sides of the walls, hoping to overpower the bushi atop. None could break the implacable defense.</text:p>
      <text:p text:style-name="P9">As the push slowed and the Oni battered themselves into weariness, Bankuen launched the counterattack. From a hundred secret tunnels the Crab army emerged from the now-empty riverbed, pinning the Maw between them and the walls. The Hiruma samurai led the charge, screaming for vengeance at the loss of their home. Tired and wounded, their monstrous strength blunted by the power of the walls, the Oni were unable to mount a defense. The Crab army rushed into their ranks, cutting down all before them. The Oni were slaughtered like goats, the riverbed filled with their stinking corpses. As night fell, the army retreated behind the walls, counted their dead and celebrated their victory.</text:p>
      <text:p text:style-name="P9">The river was renamed Seigo no Kamae in honor of the battle. The Maw's gigantic skull hangs over the gates of Hida castle, a testament to the strength of Clan Crab.</text:p>
      <text:p text:style-name="P9">Kuni Osaku's name is revered among the greatest heroes of the Empire.</text:p>
      <text:p text:style-name="P9">The Crab still consider the northernmost portions of the Shadowlands <text:soft-page-break/>theirs: ancient homelands captured by an unholy foe. The Hiruma family, in particular, is anxious to gain back its lost territory, and many expeditions have been launched to recover their ancestral estate. All have failed. The Hiruma castle has become a rallying point for Shadowlands denizens to attack the Emerald Empire, and no task force – however large – has been able to hold the fortress for more than a few weeks. The ancestral Hiruma lands remain twisted and misshapen, as much a part of the Shadowlands today as they were 300 years ago.</text:p>
      <text:p text:style-name="P9">The Kuni have fared somewhat better. From the bastion of the Hida fortress, the Crab have been able to launch substantial incursions into former Kuni lands, destroying the monsters they find and liberating the countryside from the overt taint of the Shadowlands. In the past three centuries, they have recovered almost all of what the Kuni once claimed as their own. Unfortunately, the corruption of the Shadowlands could not be fully destroyed; where there were once rolling fields, there is now a scarred wasteland, covered with sand and populated by the stunted trunks of dead trees. The Kuni have moved back to this desert in great numbers, reestablishing their presence in the place they once called home. Things were never the same again, however. The ashes of the Kuni school lay <text:soft-page-break/>undisturbed; a replacement was never built. Instead, each shugenja went his or her own way, establishing havens and sanctuaries along the spiritual nexuses criss-crossing the area. The family became very solitary, pursuing their own insights alone and rarely meeting in any number. Their lonely huts and ramshackle towers dot the landscape to this day.</text:p>
      <text:p text:style-name="P9">In the years following the Battle of Saigo River, the Crab waged a series of skirmishes with the Rokugani neighbors. Having lost so much land to the Oni, they turned their eyes north for new space, demanding compensation for their sacrifice on behalf of the Empire. Some were willing to cede to their demands (either out of genuine gratitude or out of fear of the Crab's might). Others weren't. The Scorpion, in particular, refused to grant any land to their neighbor, and a series of battles ensued. The squabbling didn't end until the arrival of the Unicorn nearly one hundred years later. In the end, the Crab gained most of the land they had asked for, but it cost them many samurai, and the Clan's favor at court fell drastically. Scorpion tongues ensured that the loss would be felt for years to come.</text:p>
      <text:p text:style-name="P9">(<text:span text:style-name="T1">Way of the Crab</text:span><text:span text:style-name="T2">, pp. 31-34)</text:span></text:p>
      <text:p text:style-name="P10"/>
      <text:p text:style-name="P10">Battle of the Landbridge</text:p>
      <text:p text:style-name="P10"><text:soft-page-break/>The Battle of the Landbridge occurred on the shores of Kenkai Hanto (The Peninsula of Hardened Waters). Long ago, the Emperor decreed that this peninsula be split between the forces of the Crane and the Crab, forever to be held by both clans. Since that day, no military action has ever occurred between the two on land, although some brief sea battles have been fought in the great bay to the west of Kenkai Hanto.</text:p>
      <text:p text:style-name="P10">The most memorable battle was not faught between the Clans, but was one in which the Crane and the Crab fought side by side. Several hundred years ago, under the leadership of Hida Bokaru (third son to the Crab Clan Champion and defender of the eastern portion of the great southern wall), the Crab were forced to hold their ground against a tremendous army of oni from the Shadowlands, determined to tear their way past the wall and plunder the rich lands of Rokugan. The eastern line of the wall was lightly defended, as all the Crab advisors and strategists anticipated that the oni armies would travel west, over the plains toward Shinomen Mori.</text:p>
      <text:p text:style-name="P10">But the oni had spies within Crab territories. Hidden watchers and clever magics allowed them to see the Crab battle defenses. Their leader, the clever Oni no Kinjiro, led his troops to the easternmost side of the wall, where the gentle seas met the shore. Oni no Kinjiro was wise, crafty and <text:soft-page-break/>eager for power. He was not the largest opponent the Crab had ever faced, but he was the most intelligent. He drew the Crab forces away to defend the farthest western point of the Kaiu wall and then attacked the lightly defended ocean pass. The army struck at night, their howling voices and shining eyes coming ever closer to the Crab lines of defense, but none of the Crab moved, nor thought to turn away from their duty. They were, after all, Crab, and sworn to defend Rokugan against the Shadowlands with their lives. Hida Bokaru, given few troops, tried to repel the invasion, but it was not enough. With his last samurai beside him, he sent up a flare of magic hoping that the Crab forces to the west would see it before it was too late, and come to his aid.</text:p>
      <text:p text:style-name="P9"><text:span text:style-name="T2">But Oni no Kinjiro knew well the ways of the Crab, and as soon as he saw the brightness in the air, he cast darkness to its west, so that the signal could not be seen by the rest of the troops on the wall, and no aid would come. </text:span>Then he tore open a section of the stone ramparts and prepared to lead his horde onto the plains of Rokugan.</text:p>
      <text:p text:style-name="P9">Until a hunting horn cut through the howls of the oni. Across the tidal bridge rode Daidoji Masahigi, the daimyo of the Daidoji. Surrounded only by his hunting party, some twenty samurai, he charged into the Oni's ranks, <text:soft-page-break/>smashiung toward the Crab and catching the oni in a pincer-like vise. Fierce in battle, the Daidoji's yari cut through the oni like a reaper's shears, hurling their heads to the ground with each vicious slash. The Crab flare had been seen and the forces of Rokugan had responded. For the first time in history, Crabn and Crane stood side by side and fought a common enemy.</text:p>
      <text:p text:style-name="P9">Daidoji Masahigi had been hunting with his falcons that day, near the tidal bridge. When he saw the dark creatures overwhelming the Crab, he sounded his hunting horn and raced his horses across the sand. Although his samurai were few, they followed him through the rising waves to the aid of the Hida bushi. As he arrived, he saw Oni no Kinjiro tear through the Hida house guards, reaching the son of the daimyo. The Crab thrust his katana into the beast's heart, but the Oni lifted him above its head in sharp, gore-covered claws. As the beast threw Bokaru to the ground, its strength making the area shudder with the impact, a rain of Daidoji arrows pelted its thick hide, driving Kenjiro away from the gap in the wall.</text:p>
      <text:p text:style-name="P9">The Crab rallied, allowing the relatively fresh Daidoji to take the brunt of the fighting and giving the weary Crab samurai a much needed rest. The Crane fought valiantly and pushed the Oni away from the wall as Hida Bokeru's wounded body was retrieved.</text:p>
      <text:p text:style-name="P9"><text:soft-page-break/>Together, Daidoji Masahigi and Hida Bokeru held the wall, their few men struggling beneath the overwhelming tide of the Shadowlands. Hida Bokeru's legs were crushed, but the Daidoji defended the fallen general, fighting over his comrade as men bound the Hida's wounds. The battle was fierce, and the number of Crab and Crane dwindled. Finally, the remaining Oni, led by Kinjiro, broke through the defenses and rushed toward the sandy beach on the far side of the wall. It was a clever maneuver, and if successful, the Oni would be free on the peninsula, with the ocean swallowing any hope of pursuit.</text:p>
      <text:p text:style-name="P9">With only three of his men still alive, the Daidoji charged after them. The Oni turned to counterattack, crushing the Crane beneath onslaught after onslaught of claws and teeth, but the Daidoji refused to fall back. Each time the Oni made for safety on the far side of the landbridge, the Daidoji tore at their retreating backs, and they were forced to turn and fight.</text:p>
      <text:p text:style-name="P9">From the other side of the bridge, the two Crab samurai still alive watched the desparate battle, their wounds and their duty to their half-conscious general preventing them from joining the valiant struggle. As they watched, the Daidoji fought the Oni until the water rose above their heads, swallowing them all in reddened foam. The Crab stood on the far shore of <text:soft-page-break/>the landbridge, but not a single samurai, not a single oni, ever came ashore.</text:p>
      <text:p text:style-name="P9">On the Crab side of the landbridge stands a small shrine with simple walls. Within it a small table sits; on its surface lies the helm of Daidoji Masahigi, washed ashore several weeks after the battle. Nothing else ever rose from the depths, and its battered and rusted form is the symbol of the sacrifice made that day by the house the Crab now call the “Iron Crane.”</text:p>
      <text:p text:style-name="P9">(<text:span text:style-name="T1">Way of the Crane</text:span><text:span text:style-name="T2">, pp. 42-44)</text:span></text:p>
      <text:p text:style-name="P10"/>
      <text:p text:style-name="P10">In the year 716, an army emerged from the Shadowlands unlike any seen since the days of the first war with the Dark One at the dawn of Rokugan's history. Led by the Maw, an oni of incredible power and cunning, this dark army pushed the Crab Clan back from their southernmost lands north to the Saigo River, where the sacrifice of the single Kuni shungenja held the army at bay for over two months while defenses were readied.</text:p>
      <text:p text:style-name="P10">During the feverish seventy-three days of backbreaking labor necessary to build the Kaiu Wall, the Crab Clan recruited ronin by the dozen to help fill in the gaps in their forces. As Crab samurai were recalled from their duties throughout the lands of the clan, ronin replaced them and kept the land functioning as best they could during such difficult times.</text:p>
      <text:p text:style-name="P10"><text:soft-page-break/>Ronin were also drawn to the Kaiu Wall in huge numbers. For room, board, and a sense of self-respect, wave-men stood side by side with Crab samurai and peasant laborer in the construction of one of the Empire's greatest engineering feats. As the project neared completion, the Crab bushi prepared for war while the ronin mercenaries directed the work crews. When at last the Wall was complete, the ronin took their place alongside the Crab in the defense of the Wall.</text:p>
      <text:p text:style-name="P10">The Maw's forces hurled themselves against the newly constructed wall for days on end. Ronin and Crab fought together to protect the Empire from the predations of the Shadowlands. When at long last the Maw's forces began to recede, the daimyo of the Crab, Hida Banuken, launched a ruthless counter-attack. Samurai of the Hiruma family, augmented by ronin troops to make up for their lost numbers, emerged from hidden tunnels throughout the outer edge of the Shadowlands. These fanatical troops hurled themselves against the remnants of the Maw's forces with reckless abandon. Already weakened from the battle at the Wall, the Shadowlands army was shattered in short order.</text:p>
      <text:p text:style-name="P10">Simultaneously considered one of the Crab Clan's greatest defeats and victories, the Battle of the Cresting Wave resulted in the adoption of <text:soft-page-break/>numerous surviving ronin into the Crab Clan to replenish their flagging numbers. It also began a tradition among the Crabs of recruiting ronin for scouting and security details, allowing a greater number of true bushi to serve their duty on the wall rather than be relegated to less prestigious tasks.</text:p>
      <text:p text:style-name="P10">(<text:span text:style-name="T1">Way of the Wolf</text:span>, pp. 41-42)</text:p>
      <text:p text:style-name="P3"/>
      <text:p text:style-name="P3"/>
      <text:p text:style-name="P3"/>
      <text:p text:style-name="P3">IUCHIBAN RETURNS: THE BATTLE OF SLEEPING RIVER</text:p>
      <text:p text:style-name="P11">The Battle of Sleeping River was fought in 750.</text:p>
      <text:p text:style-name="P1"/>
      <text:p text:style-name="P1"/>
      <text:p text:style-name="P1">ASAKO NO YAMANOSE TOSHIRO, INQUISITOR</text:p>
      <text:p text:style-name="P1">Written on the twelfth day of the third month of the 752nd year of the Hantei Dynas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Bitstream Vera Sans Mono" svg:font-family="'Bitstream Vera Sans Mono'" style:font-family-generic="modern"/>
    <style:font-face style:name="Bitstream Charter" svg:font-family="'Bitstream Charter'" style:font-pitch="variable"/>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WW-Preformatted_20_Text" style:display-name="WW-Preformatted Text" style:family="paragraph" style:parent-style-name="Standard">
      <style:paragraph-properties fo:margin-top="0in" fo:margin-bottom="0in" loext:contextual-spacing="false"/>
      <style:text-properties style:font-name="Bitstream Vera Sans Mono" fo:font-family="'Bitstream Vera Sans Mono'" style:font-family-generic="modern" fo:font-size="10pt" style:font-name-asian="Bitstream Vera Sans Mono" style:font-family-asian="'Bitstream Vera Sans Mono'" style:font-family-generic-asian="modern" style:font-size-asian="10pt" style:font-name-complex="Bitstream Vera Sans Mono" style:font-family-complex="'Bitstream Vera Sans Mono'" style:font-family-generic-complex="modern"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creation-date>2005-08-31T23:39:29</meta:creation-date>
    <dc:date>2006-01-01T21:43:26</dc:date>
    <dc:language>en-US</dc:language>
    <meta:editing-cycles>863</meta:editing-cycles>
    <meta:editing-duration>P1DT9H33M34S</meta:editing-duration>
    <meta:document-statistic meta:table-count="0" meta:image-count="0" meta:object-count="0" meta:page-count="35" meta:paragraph-count="86" meta:word-count="7297" meta:character-count="44009" meta:non-whitespace-character-count="36790"/>
    <meta:user-defined meta:name="Info 1"/>
    <meta:user-defined meta:name="Info 2"/>
    <meta:user-defined meta:name="Info 3"/>
    <meta:user-defined meta:name="Info 4"/>
  </office:meta>
</office:document-meta>
</file>